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11f4f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style="normal" style:text-underline-style="solid" style:text-underline-width="auto" style:text-underline-color="font-color" fo:font-weight="normal" officeooo:rsid="00752f12" officeooo:paragraph-rsid="0011f4f3" fo:background-color="#ffffff" style:font-name-asian="Calibri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style="normal" style:text-underline-style="none" fo:font-weight="normal" officeooo:rsid="00752f12" officeooo:paragraph-rsid="0011f4f3" fo:background-color="#ffffff" style:font-name-asian="Calibri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1f4f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8d09" style:font-name-asian="Times New Roman1" style:font-weight-asian="bold" style:font-size-complex="14pt"/>
    </style:style>
    <style:style style:name="P10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6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7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1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20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2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166dcd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1f1373" officeooo:paragraph-rsid="001f137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177d68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fo:font-weight="normal" officeooo:rsid="001e845b" style:font-weight-asian="normal" style:font-weight-complex="normal"/>
    </style:style>
    <style:style style:name="T15" style:family="text">
      <style:text-properties style:font-name="Times New Roman" fo:font-size="12pt" fo:language="uk" fo:country="UA" fo:font-weight="normal" officeooo:rsid="0014dd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7" style:family="text">
      <style:text-properties officeooo:rsid="001a66b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b885e" style:font-style-asian="italic" style:font-style-complex="italic"/>
    </style:style>
    <style:style style:name="T20" style:family="text">
      <style:text-properties fo:font-style="italic" officeooo:rsid="001d586d" style:font-style-asian="italic" style:font-style-complex="italic"/>
    </style:style>
    <style:style style:name="T21" style:family="text">
      <style:text-properties officeooo:rsid="0020efcb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9in" draw:visible-area-height="1.9799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Дніпровський національний університет<text:line-break/>залізничного транспорту імені академіка В. Лазаряна</text:p>
      <text:p text:style-name="P10"/>
      <text:p text:style-name="P11">Кафедра «Комп'ютерні інформаційні технології»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8">Лабораторна робота №</text:span><text:span text:style-name="T9">4</text:span></text:p>
      <text:p text:style-name="P15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4"/>
      <text:p text:style-name="P21"><text:span text:style-name="T5">на тему: </text:span><text:span text:style-name="T6">«Проекція файлу. Завдання синхронізації. »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1">Виконав:</text:p>
      <text:p text:style-name="P17">студент гр.ПЗ1911 </text:p>
      <text:p text:style-name="P17">Сафонов Д.Є.</text:p>
      <text:p text:style-name="P17">Прийня<text:span text:style-name="T11">в</text:span>: </text:p>
      <text:p text:style-name="P18">Андрющенко В.О.</text:p>
      <text:p text:style-name="P19"/>
      <text:p text:style-name="P19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0"><text:span text:style-name="T7">Тема. </text:span><text:span text:style-name="T6">Проекція файлу. Завдання синхронізації.</text:span></text:p>
      <text:p text:style-name="P3"><text:span text:style-name="T12">Завдання. </text:span><text:span text:style-name="T13">Розробити програми, <text:s/>які <text:s/>моделюють <text:s/>рішення <text:s/>задачі <text:s/>синхронізації з <text:s/>використанням заданих системних ресурсів. Процеси обмінюються даними через проекцію файлу. <text:s/></text:span></text:p>
      <text:p text:style-name="P6">Програма повинна бути реалізована як графічний діалоговий додаток.</text:p>
      <text:p text:style-name="P4">Варіант <text:span text:style-name="T17">11.</text:span></text:p>
      <text:p text:style-name="P5"><text:span text:style-name="T18">Задача синхронізації</text:span><text:span text:style-name="T19">(3)</text:span><text:span text:style-name="T18">:</text:span> Виробник-споживач. </text:p>
      <text:p text:style-name="P5"><text:span text:style-name="T18">Об’єкти ядра для синхронізації</text:span><text:span text:style-name="T20">(2)</text:span><text:span text:style-name="T18">:</text:span> Семафор.</text:p>
      <text:p text:style-name="P7"><text:span text:style-name="T16">Текст програми. </text:span><text:a xlink:type="simple" xlink:href="http://todo/" text:style-name="Internet_20_link" text:visited-style-name="Visited_20_Internet_20_Link"><text:span text:style-name="T15">github</text:span></text:a></text:p>
      <text:p text:style-name="P24"><text:bookmark text:name="page3R_mcid36"/>Результати виконання програми. <text:a xlink:type="simple" xlink:href="https://github.com/dazzlemon/diit_121-ipz_y3_os/blob/main/4/docs/os4_gif.gif" text:style-name="Internet_20_link" text:visited-style-name="Visited_20_Internet_20_Link"><text:span text:style-name="T14">gif</text:span></text:a></text:p>
      <text:p text:style-name="P23">Аналіз результатів та висновки.</text:p>
      <text:p text:style-name="P25">Розроблена програма демонструє вирішення задачі синхронізації “Виробник-Постачальник” із використанням стандартних функцій операційної системи Windows. Графічний інтерфейс розроблений із допомогою фреймворку Qt <text:span text:style-name="T21">та виводить на екран поточний стан буферу. Для синхронізації між процесами використовуються ті самі примітиви що й для синхронізації між потоками, але для обміну інформацією не можливо використовувати спільні змінні, тому використано файл, який процеси відкривають почергово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1-11-15T16:55:07.040909832</dc:date>
    <meta:editing-duration>PT22M25S</meta:editing-duration>
    <meta:editing-cycles>24</meta:editing-cycles>
    <meta:generator>LibreOffice/7.1.7.2$Linux_X86_64 LibreOffice_project/10$Build-2</meta:generator>
    <meta:document-statistic meta:table-count="0" meta:image-count="0" meta:object-count="1" meta:page-count="2" meta:paragraph-count="24" meta:word-count="153" meta:character-count="1304" meta:non-whitespace-character-count="1160"/>
  </office:meta>
</office:document-meta>
</file>